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15.999cm" svg:height="8.999cm" svg:x="18.163cm" svg:y="0.978cm">
            <draw:object draw:notify-on-update-of-ranges="Лист1.B3:Лист1.H3 Лист1.A4:Лист1.A4 Лист1.B4:Лист1.H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>
            <text:p>16.05.2011 — 30.08.201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wday</text:p>
          </table:table-cell>
          <table:table-cell office:value-type="string">
            <text:p>Пн</text:p>
          </table:table-cell>
          <table:table-cell office:value-type="string">
            <text:p>Вт</text:p>
          </table:table-cell>
          <table:table-cell office:value-type="string">
            <text:p>Ср</text:p>
          </table:table-cell>
          <table:table-cell office:value-type="string">
            <text:p>Чт</text:p>
          </table:table-cell>
          <table:table-cell office:value-type="string">
            <text:p>Пт</text:p>
          </table:table-cell>
          <table:table-cell office:value-type="string">
            <text:p>Сб</text:p>
          </table:table-cell>
          <table:table-cell office:value-type="string">
            <text:p>Вс</text:p>
          </table:table-cell>
        </table:table-row>
        <table:table-row table:style-name="ro1">
          <table:table-cell table:style-name="ce1" office:value-type="string">
            <text:p>messages</text:p>
          </table:table-cell>
          <table:table-cell office:value-type="float" office:value="110731">
            <text:p>110731</text:p>
          </table:table-cell>
          <table:table-cell office:value-type="float" office:value="113141">
            <text:p>113141</text:p>
          </table:table-cell>
          <table:table-cell office:value-type="float" office:value="112323">
            <text:p>112323</text:p>
          </table:table-cell>
          <table:table-cell table:number-columns-repeated="2" office:value-type="float" office:value="113183">
            <text:p>113183</text:p>
          </table:table-cell>
          <table:table-cell office:value-type="float" office:value="85689">
            <text:p>85689</text:p>
          </table:table-cell>
          <table:table-cell office:value-type="float" office:value="87095">
            <text:p>87095</text:p>
          </table:table-cell>
        </table:table-row>
        <table:table-row table:style-name="ro1">
          <table:table-cell table:style-name="ce2" office:value-type="string" table:number-columns-spanned="1" table:number-rows-spanned="2">
            <text:p>percents</text:p>
          </table:table-cell>
          <table:table-cell table:formula="of:=[.B4]*100/SUM([.$B4:.$H4])" office:value-type="float" office:value="15.0583739605219">
            <text:p>15,0583739605</text:p>
          </table:table-cell>
          <table:table-cell table:formula="of:=[.C4]*100/SUM([.$B4:.$H4])" office:value-type="float" office:value="15.3861112810993">
            <text:p>15,3861112811</text:p>
          </table:table-cell>
          <table:table-cell table:formula="of:=[.D4]*100/SUM([.$B4:.$H4])" office:value-type="float" office:value="15.2748709789283">
            <text:p>15,2748709789</text:p>
          </table:table-cell>
          <table:table-cell table:formula="of:=[.E4]*100/SUM([.$B4:.$H4])" office:value-type="float" office:value="15.3918228858563">
            <text:p>15,3918228859</text:p>
          </table:table-cell>
          <table:table-cell table:formula="of:=[.F4]*100/SUM([.$B4:.$H4])" office:value-type="float" office:value="15.3918228858563">
            <text:p>15,3918228859</text:p>
          </table:table-cell>
          <table:table-cell table:formula="of:=[.G4]*100/SUM([.$B4:.$H4])" office:value-type="float" office:value="11.6528976194847">
            <text:p>11,6528976195</text:p>
          </table:table-cell>
          <table:table-cell table:formula="of:=[.H4]*100/SUM([.$B4:.$H4])" office:value-type="float" office:value="11.8441003882531">
            <text:p>11,8441003883</text:p>
          </table:table-cell>
        </table:table-row>
        <table:table-row table:style-name="ro1">
          <table:covered-table-cell/>
          <table:table-cell table:style-name="ce3" table:formula="of:=[.B5]" office:value-type="float" office:value="15.0583739605219">
            <text:p>15,1</text:p>
          </table:table-cell>
          <table:table-cell table:style-name="ce3" table:formula="of:=[.C5]" office:value-type="float" office:value="15.3861112810993">
            <text:p>15,4</text:p>
          </table:table-cell>
          <table:table-cell table:style-name="ce3" table:formula="of:=[.D5]" office:value-type="float" office:value="15.2748709789283">
            <text:p>15,3</text:p>
          </table:table-cell>
          <table:table-cell table:style-name="ce3" table:formula="of:=[.E5]" office:value-type="float" office:value="15.3918228858563">
            <text:p>15,4</text:p>
          </table:table-cell>
          <table:table-cell table:style-name="ce3" table:formula="of:=[.F5]" office:value-type="float" office:value="15.3918228858563">
            <text:p>15,4</text:p>
          </table:table-cell>
          <table:table-cell table:style-name="ce3" table:formula="of:=[.G5]" office:value-type="float" office:value="11.6528976194847">
            <text:p>11,7</text:p>
          </table:table-cell>
          <table:table-cell table:style-name="ce3" table:formula="of:=[.H5]" office:value-type="float" office:value="11.8441003882531">
            <text:p>11,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Пн-Пт avg</text:p>
          </table:table-cell>
          <table:table-cell table:formula="of:=AVERAGE([.B4:.F4])" office:value-type="float" office:value="112512.2">
            <text:p>112512,2</text:p>
          </table:table-cell>
          <table:table-cell table:number-columns-repeated="6"/>
        </table:table-row>
        <table:table-row table:style-name="ro1">
          <table:table-cell office:value-type="string">
            <text:p>Сб-Вс avg</text:p>
          </table:table-cell>
          <table:table-cell table:formula="of:=AVERAGE([.G4:.H4])" office:value-type="float" office:value="86392">
            <text:p>86392</text:p>
          </table:table-cell>
          <table:table-cell table:number-columns-repeated="6"/>
        </table:table-row>
        <table:table-row table:style-name="ro1">
          <table:table-cell office:value-type="string">
            <text:p>Падение в %</text:p>
          </table:table-cell>
          <table:table-cell table:formula="of:=([.B8]-[.B9])*100/[.B8]" office:value-type="float" office:value="23.2154379702823">
            <text:p>23,2154379703</text:p>
          </table:table-cell>
          <table:table-cell table:number-columns-repeated="6"/>
        </table:table-row>
        <table:table-row table:style-name="ro1" table:number-rows-repeated="104856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1">00.00.0000</text:date>, <text:time style:data-style-name="N2" text:time-value="0000-00-00T12:59:3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</meta:initial-creator>
    <meta:creation-date>2013-09-01T08:09:27</meta:creation-date>
    <dc:date>2013-09-01T13:05:58</dc:date>
    <dc:creator>Michael </dc:creator>
    <meta:editing-duration>PT25M1S</meta:editing-duration>
    <meta:editing-cycles>5</meta:editing-cycles>
    <meta:generator>LibreOffice/4.0.2.2$Linux_X86_64 LibreOffice_project/400m0$Build-2</meta:generator>
    <meta:document-statistic meta:table-count="1" meta:cell-count="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33cm" svg:y="4.212cm" style:legend-expansion="high" chart:style-name="ch2"/>
        <chart:plot-area chart:style-name="ch3" table:cell-range-address="Лист1.B3:Лист1.H4 Лист1.A4:Лист1.A4" chart:data-source-has-labels="both" svg:x="0.77cm" svg:y="0.855cm" svg:width="12.223cm" svg:height="7.545cm">
          <chartooo:coordinate-region svg:x="2.214cm" svg:y="1.043cm" svg:width="10.779cm" svg:height="6.732cm"/>
          <chart:axis chart:dimension="x" chart:name="primary-x" chart:style-name="ch4" chartooo:axis-type="auto">
            <chartooo:date-scale/>
            <chart:categories table:cell-range-address="Лист1.B3:Лист1.H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4:Лист1.H4" chart:label-cell-address="Лист1.A4:Лист1.A4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н</text:p>
                <draw:g>
                  <svg:desc>Лист1.B3:Лист1.H3</svg:desc>
                </draw:g>
              </table:table-cell>
              <table:table-cell office:value-type="string">
                <text:p>Вт</text:p>
              </table:table-cell>
              <table:table-cell office:value-type="string">
                <text:p>Ср</text:p>
              </table:table-cell>
              <table:table-cell office:value-type="string">
                <text:p>Чт</text:p>
              </table:table-cell>
              <table:table-cell office:value-type="string">
                <text:p>Пт</text:p>
              </table:table-cell>
              <table:table-cell office:value-type="string">
                <text:p>Сб</text:p>
              </table:table-cell>
              <table:table-cell office:value-type="string">
                <text:p>Вс</text:p>
              </table:table-cell>
            </table:table-row>
          </table:table-header-rows>
          <table:table-rows>
            <table:table-row>
              <table:table-cell office:value-type="string">
                <text:p>messages</text:p>
                <draw:g>
                  <svg:desc>Лист1.A4:Лист1.A4</svg:desc>
                </draw:g>
              </table:table-cell>
              <table:table-cell office:value-type="float" office:value="110731">
                <text:p>110731</text:p>
                <draw:g>
                  <svg:desc>Лист1.B4:Лист1.H4</svg:desc>
                </draw:g>
              </table:table-cell>
              <table:table-cell office:value-type="float" office:value="113141">
                <text:p>113141</text:p>
              </table:table-cell>
              <table:table-cell office:value-type="float" office:value="112323">
                <text:p>112323</text:p>
              </table:table-cell>
              <table:table-cell office:value-type="float" office:value="113183">
                <text:p>113183</text:p>
              </table:table-cell>
              <table:table-cell office:value-type="float" office:value="113183">
                <text:p>113183</text:p>
              </table:table-cell>
              <table:table-cell office:value-type="float" office:value="85689">
                <text:p>85689</text:p>
              </table:table-cell>
              <table:table-cell office:value-type="float" office:value="87095">
                <text:p>870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